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3d9" officeooo:paragraph-rsid="0008e3d9"/>
    </style:style>
    <style:style style:name="P2" style:family="paragraph" style:parent-style-name="Standard">
      <style:text-properties officeooo:rsid="0009c9c9" officeooo:paragraph-rsid="0009c9c9"/>
    </style:style>
    <style:style style:name="P3" style:family="paragraph" style:parent-style-name="Standard">
      <style:text-properties officeooo:rsid="000c0174" officeooo:paragraph-rsid="000c0174"/>
    </style:style>
    <style:style style:name="P4" style:family="paragraph" style:parent-style-name="Standard">
      <style:text-properties fo:font-weight="normal" officeooo:rsid="000c0174" officeooo:paragraph-rsid="000c0174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c0174" officeooo:paragraph-rsid="000c0174" style:font-weight-asian="bold" style:font-weight-complex="bold"/>
    </style:style>
    <style:style style:name="P6" style:family="paragraph" style:parent-style-name="Standard">
      <style:paragraph-properties style:writing-mode="lr-tb"/>
      <style:text-properties officeooo:rsid="0009c9c9" officeooo:paragraph-rsid="001042ae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8e3d9" officeooo:paragraph-rsid="0008e3d9" style:font-weight-asian="bold" style:font-weight-complex="bold"/>
    </style:style>
    <style:style style:name="P8" style:family="paragraph" style:parent-style-name="Standard">
      <style:text-properties fo:font-weight="bold" officeooo:rsid="000c0174" officeooo:paragraph-rsid="000c0174" style:font-weight-asian="bold" style:font-weight-complex="bold"/>
    </style:style>
    <style:style style:name="P9" style:family="paragraph" style:parent-style-name="Standard">
      <style:text-properties fo:font-weight="bold" officeooo:rsid="00200e7a" officeooo:paragraph-rsid="00200e7a" style:font-weight-asian="bold" style:font-weight-complex="bold"/>
    </style:style>
    <style:style style:name="P10" style:family="paragraph" style:parent-style-name="Standard">
      <style:text-properties fo:font-weight="bold" officeooo:rsid="00200e7a" officeooo:paragraph-rsid="0023475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9c9c9" officeooo:paragraph-rsid="003174e6" style:font-weight-asian="bold" style:font-weight-complex="bold"/>
    </style:style>
    <style:style style:name="P12" style:family="paragraph" style:parent-style-name="Standard">
      <style:text-properties officeooo:rsid="0008e3d9" officeooo:paragraph-rsid="00200e7a"/>
    </style:style>
    <style:style style:name="P13" style:family="paragraph" style:parent-style-name="Standard">
      <style:text-properties fo:font-variant="normal" fo:text-transform="none" fo:font-weight="bold" officeooo:rsid="00200e7a" officeooo:paragraph-rsid="00200e7a" style:font-weight-asian="bold" style:font-weight-complex="bold"/>
    </style:style>
    <style:style style:name="P14" style:family="paragraph" style:parent-style-name="Standard">
      <style:text-properties fo:font-variant="normal" fo:text-transform="none" fo:font-weight="bold" officeooo:rsid="00200e7a" officeooo:paragraph-rsid="0023475c" style:font-weight-asian="bold" style:font-weight-complex="bold"/>
    </style:style>
    <style:style style:name="P15" style:family="paragraph" style:parent-style-name="Standard">
      <style:text-properties fo:font-variant="normal" fo:text-transform="none" fo:font-weight="normal" officeooo:rsid="00200e7a" officeooo:paragraph-rsid="00200e7a" style:font-weight-asian="normal" style:font-weight-complex="normal"/>
    </style:style>
    <style:style style:name="P16" style:family="paragraph" style:parent-style-name="Standard">
      <style:text-properties officeooo:rsid="0009c9c9" officeooo:paragraph-rsid="003174e6"/>
    </style:style>
    <style:style style:name="P17" style:family="paragraph" style:parent-style-name="Text_20_body">
      <style:paragraph-properties fo:line-height="150%" fo:text-align="start" style:justify-single-word="false" style:shadow="none"/>
      <style:text-properties fo:font-size="11pt" officeooo:rsid="001976d3" officeooo:paragraph-rsid="001976d3" style:font-size-asian="11pt" style:font-size-complex="11pt"/>
    </style:style>
    <style:style style:name="P18" style:family="paragraph" style:parent-style-name="Text_20_body">
      <style:paragraph-properties fo:line-height="150%" fo:text-align="end" style:justify-single-word="false" fo:padding-left="0cm" fo:padding-right="0cm" fo:padding-top="0cm" fo:padding-bottom="0.074cm" fo:border-left="none" fo:border-right="none" fo:border-top="none" fo:border-bottom="0.06pt solid #000000" style:shadow="none" style:join-border="false"/>
      <style:text-properties fo:font-size="11pt" officeooo:rsid="001976d3" officeooo:paragraph-rsid="001976d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c9" style:font-weight-asian="bold" style:font-weight-complex="bold"/>
    </style:style>
    <style:style style:name="T3" style:family="text">
      <style:text-properties officeooo:rsid="000c0174"/>
    </style:style>
    <style:style style:name="T4" style:family="text">
      <style:text-properties fo:font-variant="small-caps"/>
    </style:style>
    <style:style style:name="T5" style:family="text">
      <style:text-properties fo:font-variant="small-caps" officeooo:rsid="000c0174"/>
    </style:style>
    <style:style style:name="T6" style:family="text">
      <style:text-properties fo:font-variant="small-caps" officeooo:rsid="001042ae"/>
    </style:style>
    <style:style style:name="T7" style:family="text">
      <style:text-properties fo:font-variant="small-caps" officeooo:rsid="00183134"/>
    </style:style>
    <style:style style:name="T8" style:family="text">
      <style:text-properties fo:font-variant="small-caps" fo:font-weight="normal" style:font-weight-asian="normal" style:font-weight-complex="normal"/>
    </style:style>
    <style:style style:name="T9" style:family="text">
      <style:text-properties fo:font-variant="small-caps" fo:font-weight="normal" officeooo:rsid="0008e3d9" style:font-weight-asian="normal" style:font-weight-complex="normal"/>
    </style:style>
    <style:style style:name="T10" style:family="text">
      <style:text-properties fo:font-variant="small-caps" fo:font-weight="normal" officeooo:rsid="0023475c" style:font-weight-asian="normal" style:font-weight-complex="normal"/>
    </style:style>
    <style:style style:name="T11" style:family="text">
      <style:text-properties fo:font-variant="small-caps" fo:font-size="11pt" officeooo:rsid="001042ae" style:font-size-asian="11pt" style:font-size-complex="11pt"/>
    </style:style>
    <style:style style:name="T12" style:family="text">
      <style:text-properties officeooo:rsid="000d8f38"/>
    </style:style>
    <style:style style:name="T13" style:family="text">
      <style:text-properties officeooo:rsid="000fc375"/>
    </style:style>
    <style:style style:name="T14" style:family="text">
      <style:text-properties officeooo:rsid="001042ae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officeooo:rsid="001042ae"/>
    </style:style>
    <style:style style:name="T17" style:family="text">
      <style:text-properties fo:font-variant="normal" fo:text-transform="none" officeooo:rsid="00183134"/>
    </style:style>
    <style:style style:name="T18" style:family="text">
      <style:text-properties fo:font-variant="normal" fo:text-transform="none" fo:font-weight="normal" style:font-weight-asian="normal" style:font-weight-complex="normal"/>
    </style:style>
    <style:style style:name="T19" style:family="text">
      <style:text-properties fo:font-variant="normal" fo:text-transform="none" fo:font-weight="normal" officeooo:rsid="0023475c" style:font-weight-asian="normal" style:font-weight-complex="normal"/>
    </style:style>
    <style:style style:name="T20" style:family="text">
      <style:text-properties fo:font-variant="normal" fo:text-transform="none" fo:font-weight="normal" officeooo:rsid="00217e15" style:font-weight-asian="normal" style:font-weight-complex="normal"/>
    </style:style>
    <style:style style:name="T21" style:family="text">
      <style:text-properties officeooo:rsid="001387d4"/>
    </style:style>
    <style:style style:name="T22" style:family="text">
      <style:text-properties officeooo:rsid="00183134"/>
    </style:style>
    <style:style style:name="T23" style:family="text">
      <style:text-properties officeooo:rsid="001976d3"/>
    </style:style>
    <style:style style:name="T24" style:family="text">
      <style:text-properties style:text-position="super 58%" officeooo:rsid="001976d3"/>
    </style:style>
    <style:style style:name="T25" style:family="text">
      <style:text-properties officeooo:rsid="001ba205"/>
    </style:style>
    <style:style style:name="T26" style:family="text">
      <style:text-properties officeooo:rsid="001df870"/>
    </style:style>
    <style:style style:name="T27" style:family="text">
      <style:text-properties officeooo:rsid="00200e7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17e15" style:font-weight-asian="normal" style:font-weight-complex="normal"/>
    </style:style>
    <style:style style:name="T30" style:family="text">
      <style:text-properties fo:font-weight="normal" officeooo:rsid="0023475c" style:font-weight-asian="normal" style:font-weight-complex="normal"/>
    </style:style>
    <style:style style:name="T31" style:family="text">
      <style:text-properties officeooo:rsid="00206861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officeooo:rsid="001042ae" style:font-size-asian="11pt" style:font-size-complex="11pt"/>
    </style:style>
    <style:style style:name="T34" style:family="text">
      <style:text-properties fo:font-size="11pt" officeooo:rsid="001976d3" style:font-size-asian="11pt" style:font-size-complex="11pt"/>
    </style:style>
    <style:style style:name="T35" style:family="text">
      <style:text-properties fo:font-size="11pt" officeooo:rsid="003174e6" style:font-size-asian="11pt" style:font-size-complex="11pt"/>
    </style:style>
    <style:style style:name="T36" style:family="text">
      <style:text-properties officeooo:rsid="0032d58f"/>
    </style:style>
    <style:style style:name="T37" style:family="text">
      <style:text-properties officeooo:rsid="0035b342"/>
    </style:style>
    <style:style style:name="T38" style:family="text">
      <style:text-properties officeooo:rsid="0037da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1">L</text:span>a nature grammaticale des mots <text:span text:style-name="T23">(6</text:span><text:span text:style-name="T24">e</text:span><text:span text:style-name="T23">)</text:span></text:p>
      <text:p text:style-name="P8"/>
      <text:p text:style-name="P9">singulier, pluriel</text:p>
      <text:p text:style-name="P9"><text:span text:style-name="T28"><text:tab/><text:tab/>Le </text:span><text:span text:style-name="T8">nombre</text:span><text:span text:style-name="T28"> est le choix entre le </text:span><text:span text:style-name="T8">singulier</text:span><text:span text:style-name="T28"> et le </text:span><text:span text:style-name="T8">pluriel</text:span><text:span text:style-name="T28">.</text:span></text:p>
      <text:p text:style-name="P9"><text:span text:style-name="T9"/></text:p>
      <text:p text:style-name="P13">masculin, féminin</text:p>
      <text:p text:style-name="P15"><text:tab/><text:tab/>Le <text:span text:style-name="T4">genre</text:span> est le choix entre le <text:span text:style-name="T4">masculin</text:span> et le <text:span text:style-name="T4">féminin</text:span>.</text:p>
      <text:p text:style-name="P9"><text:span text:style-name="T8"/></text:p>
      <text:p text:style-name="P13">vite, <text:span text:style-name="T31">leur</text:span></text:p>
      <text:p text:style-name="P14"><text:span text:style-name="T28"><text:tab/><text:tab/>Quand on ne peut changer ni le </text:span><text:span text:style-name="T8">nombre </text:span><text:span text:style-name="T28">ni le </text:span><text:span text:style-name="T8">genre </text:span><text:span text:style-name="T30">ni conjuguer un mot</text:span></text:p>
      <text:p text:style-name="P10"><text:span text:style-name="T19"><text:tab/><text:tab/>on </text:span><text:span text:style-name="T18">dit q</text:span><text:span text:style-name="T20">ue le mot est </text:span><text:span text:style-name="T8">invariable.</text:span></text:p>
      <text:p text:style-name="P8"/>
      <text:p text:style-name="P8">« le très petit renard »</text:p>
      <text:p text:style-name="P3"><text:tab/><text:tab/>Un <text:span text:style-name="T4">groupe nominal</text:span> est une série de mots <text:span text:style-name="T27">qui accompagnent </text:span>un <text:span text:style-name="T4">nom</text:span> : </text:p>
      <text:p text:style-name="P3"><text:tab/><text:tab/><text:span text:style-name="T4">déterminant</text:span>, <text:span text:style-name="T4">adjectif</text:span>, <text:span text:style-name="T4">adverbe</text:span></text:p>
      <text:p text:style-name="P3"/>
      <text:p text:style-name="P5">« <text:span text:style-name="T12">Tiens ! </text:span>Je vois <text:span text:style-name="T12">que </text:span>le très petit renard que j’avais déjà vu hier <text:span text:style-name="T12">est encore là.</text:span>»</text:p>
      <text:p text:style-name="P4"><text:tab/><text:tab/>Une <text:span text:style-name="T4">proposition</text:span> est une série de mots <text:span text:style-name="T27">qui accompagnent</text:span> un <text:span text:style-name="T4">verbe</text:span>.</text:p>
      <text:p text:style-name="P1"/>
      <text:p text:style-name="P1"><text:span text:style-name="T1">« voiture »</text:span>, « <text:span text:style-name="T1">yeux »</text:span></text:p>
      <text:p text:style-name="P12"><text:tab/><text:tab/>Un <text:span text:style-name="T4">nom</text:span> <text:span text:style-name="T26">se reconnaît à ce qu’il </text:span>peut être précédé d’un <text:span text:style-name="T4">déterminant</text:span> comme « le »</text:p>
      <text:p text:style-name="P12"><text:tab/><text:tab/>ou « les ».</text:p>
      <text:p text:style-name="P1"/>
      <text:p text:style-name="P1"><text:span text:style-name="T1">« grand »</text:span>, « <text:span text:style-name="T1">remarquable »</text:span></text:p>
      <text:p text:style-name="P1"><text:tab/><text:tab/>Un <text:span text:style-name="T4">adjectif</text:span> peut être mis au <text:span text:style-name="T4">singulier</text:span> ou au <text:span text:style-name="T4">pluriel</text:span>, au <text:span text:style-name="T4">masculin</text:span> comme au <text:tab/><text:tab/><text:span text:style-name="T4">féminin</text:span>.</text:p>
      <text:p text:style-name="P1"/>
      <text:p text:style-name="P1"><text:span text:style-name="T1">« remarquablement »</text:span>, « <text:span text:style-name="T1">très »</text:span></text:p>
      <text:p text:style-name="P1"><text:tab/><text:tab/>Un <text:span text:style-name="T4">adverbe</text:span> est <text:span text:style-name="T4">invariable</text:span> ; il modifie le sens d’un <text:span text:style-name="T4">verbe</text:span>, d’un <text:span text:style-name="T4">adjectif</text:span> ou d’un</text:p>
      <text:p text:style-name="P1"><text:tab/><text:tab/><text:span text:style-name="T4">adverbe.</text:span></text:p>
      <text:p text:style-name="P1"/>
      <text:p text:style-name="P1"><text:span text:style-name="T1">« Chante »</text:span> ! « Je <text:span text:style-name="T1">crois</text:span> que… »</text:p>
      <text:p text:style-name="P1"><text:tab/><text:tab/>Un <text:span text:style-name="T4">verbe</text:span> se conjugue (<text:span text:style-name="T4">mode</text:span> <text:span text:style-name="T25">et </text:span><text:span text:style-name="T4">temps</text:span>, <text:span text:style-name="T25">parfois </text:span><text:span text:style-name="T4">personne</text:span>)</text:p>
      <text:p text:style-name="P1"/>
      <text:p text:style-name="P1"><text:span text:style-name="T1">« le », « quelques »</text:span>, « <text:span text:style-name="T1">trois »</text:span></text:p>
      <text:p text:style-name="P1"><text:tab/><text:tab/>Un <text:span text:style-name="T4">déterminant</text:span> détermine en <text:span text:style-name="T4">genre</text:span> et en <text:span text:style-name="T4">nombre</text:span> le <text:span text:style-name="T4">nom</text:span> avant lequel il est placé</text:p>
      <text:p text:style-name="P1"/>
      <text:p text:style-name="P1"><text:span text:style-name="T1">« me »</text:span>, « <text:span text:style-name="T2">certains »</text:span></text:p>
      <text:p text:style-name="P2"><text:tab/><text:tab/>Un <text:span text:style-name="T4">pronom</text:span> remplace <text:span text:style-name="T13">d’autres mots.</text:span></text:p>
      <text:p text:style-name="P2"/>
      <text:p text:style-name="P3"><text:span text:style-name="T1">« à »</text:span>, « <text:span text:style-name="T1">par »</text:span>, « <text:span text:style-name="T1">avec »</text:span></text:p>
      <text:p text:style-name="P3"><text:tab/><text:tab/>Une <text:span text:style-name="T4">préposition</text:span> est un mot <text:span text:style-name="T7">invariable</text:span><text:span text:style-name="T22"> </text:span>qui se place avant un <text:span text:style-name="T4">groupe nominal</text:span><text:span text:style-name="T15"> </text:span><text:span text:style-name="T17">et <text:tab/><text:tab/>qui transforme ce </text:span><text:span text:style-name="T7">groupe nominal</text:span><text:span text:style-name="T17"> en un </text:span><text:span text:style-name="T7">groupe prepositionnel.</text:span></text:p>
      <text:p text:style-name="P2"/>
      <text:p text:style-name="P2"><text:span text:style-name="T1">« mais »</text:span>, « <text:span text:style-name="T1">ou »</text:span>, « <text:span text:style-name="T1">et »</text:span>, « <text:span text:style-name="T1">donc »</text:span>, « <text:span text:style-name="T1">or »</text:span>, « <text:span text:style-name="T1">ni »</text:span>, « <text:span text:style-name="T1">car »</text:span></text:p>
      <text:p text:style-name="P6"><text:tab/><text:tab/>Une <text:span text:style-name="T4">conjonction de coordination</text:span> colle <text:span text:style-name="T14">des </text:span><text:span text:style-name="T5">proposition</text:span><text:span text:style-name="T6">s </text:span><text:span text:style-name="T16">et des </text:span><text:span text:style-name="T6">groupes <text:tab/><text:tab/><text:tab/>nominaux</text:span><text:span text:style-name="T16"> entre eux.</text:span></text:p>
      <text:p text:style-name="P2"/>
      <text:p text:style-name="P2"><text:span text:style-name="T1">« parce que »</text:span>, « <text:span text:style-name="T1">si »</text:span>, « <text:span text:style-name="T1">quand »</text:span></text:p>
      <text:p text:style-name="P16"><text:tab/><text:tab/>Une <text:span text:style-name="T4">conjonction de subordination</text:span> <text:span text:style-name="T3">annonce une nouvelle </text:span><text:span text:style-name="T5">proposition.</text:span></text:p>
      <text:p text:style-name="P16"><text:span text:style-name="T11"/></text:p>
      <text:p text:style-name="P16"><text:span text:style-name="T11"/></text:p>
      <text:p text:style-name="P11"><text:soft-page-break/><text:span text:style-name="T34">CAEN, de R</text:span><text:span text:style-name="T35">aymond</text:span><text:span text:style-name="T34"> Devos</text:span></text:p>
      <text:p text:style-name="P11"><text:span text:style-name="T34"/></text:p>
      <text:p text:style-name="P17"><text:tab/>Pendant les vacances, je fais rien... rien. Je ne veux rien faire. Je ne savais pas où aller. Comme</text:p>
      <text:p text:style-name="P17">j'avais entendu dire : A quand les vacances ? A quand les vacances ? Je me dis : « bon ! Je vais aller</text:p>
      <text:p text:style-name="P17">à Caen. Et puis Caen, ça tombait bien, je n'avais rien à y faire. Je boucle la valise, je vais pour</text:p>
      <text:p text:style-name="P17">prendre le car, je demande à l'employé :</text:p>
      <text:p text:style-name="P17">- Pour Caen quelle heure ? Il me dit :</text:p>
      <text:p text:style-name="P17">- Pour où ?</text:p>
      <text:p text:style-name="P17">Je lui dis : Pour Caen ! Il me dit :</text:p>
      <text:p text:style-name="P17">- Comment voulez-vous que je vous dise quand, si je ne sais pas où ?</text:p>
      <text:p text:style-name="P17">Je lui dis : Comment vous ne savez pas où est Caen ? Il me dis :</text:p>
      <text:p text:style-name="P17">- Si vous ne me le dîtes pas !</text:p>
      <text:p text:style-name="P17">Mais je lui dis : Je vous ai dit Caen ! Il me dit :</text:p>
      <text:p text:style-name="P17">- Oui ! Mais vous ne m'avez pas dit où !</text:p>
      <text:p text:style-name="P17">Je lui dis : Monsieur, je vous demande une petite minute d'attention. Je voudrais que vous me</text:p>
      <text:p text:style-name="P17">donniez l'heure des départs des cars qui partent pour Caen !</text:p>
      <text:p text:style-name="P17">- Prff....</text:p>
      <text:p text:style-name="P17">Je lui dis : Enfin, Caen, dans le Calvados ! Il me dit :</text:p>
      <text:p text:style-name="P17">- C'est vague</text:p>
      <text:p text:style-name="P17">Je lui dis : En Normandie !</text:p>
      <text:p text:style-name="P17">- Prff...</text:p>
      <text:p text:style-name="P17">Je lui dis : ma parole vous débarquez ! Il me dit :</text:p>
      <text:p text:style-name="P17">- Ah ! Là où a eu lieu le débarquement ! en Normandie, à Caen !</text:p>
      <text:p text:style-name="P17">Je dis : Voilà !</text:p>
      <text:p text:style-name="P17">- Hé bien, <text:span text:style-name="T36">il</text:span> me dit, prenez le car !</text:p>
      <text:p text:style-name="P17">Je lui dis : Il part quand ? Il me dit :</text:p>
      <text:p text:style-name="P17">- Il part au quart. Mais ... (il regarde sa montre)</text:p>
      <text:p text:style-name="P17">Je lui dis : Le quart est passé ?</text:p>
      <text:p text:style-name="P17">- Hé bien, m'<text:span text:style-name="T36">il</text:span> dit, si le car est passé, vous l'avez raté.</text:p>
      <text:p text:style-name="P17"><text:soft-page-break/>- Alors, et le prochain ? je lui dis. Il me dit :</text:p>
      <text:p text:style-name="P17">- Il part à Sète</text:p>
      <text:p text:style-name="P17">Je lui dis : Mais <text:span text:style-name="T36">il</text:span> va à Caen ? Il me dit :</text:p>
      <text:p text:style-name="P17">Non, il va à Sète</text:p>
      <text:p text:style-name="P17">Je lui dis : Mais moi, je ne veux pas aller à Sète ; Je veux aller à Caen ! Il me dit :</text:p>
      <text:p text:style-name="P17">- D'abord, qu'est ce que vous aller faire à Caen ?</text:p>
      <text:p text:style-name="P17">Je lui dis : Rien ! ...Rien ! Je n'ai rien à y faire ! Alors <text:span text:style-name="T36">il</text:span> me dit :</text:p>
      <text:p text:style-name="P17">- Si vous n'avez rien à faire à Caen, Allez à Sète</text:p>
      <text:p text:style-name="P17">Je lui dis : Qu'est ce que vous voulez que j'aille faire à Sète ? Il me dit :</text:p>
      <text:p text:style-name="P17">- Rien !</text:p>
      <text:p text:style-name="P17">- Ah ! <text:span text:style-name="T38">J</text:span>e dis : Bon ! Si j'ai rien à y faire, alors d'accord. Alors je lui dis : Pour Sète <text:span text:style-name="T36">il</text:span> part à</text:p>
      <text:p text:style-name="P17">combien ?</text:p>
      <text:p text:style-name="P17">- Eh bien, <text:span text:style-name="T36">il</text:span> me dit : Il part à 19 mais avec le chauffeur ça fait 20 !</text:p>
      <text:p text:style-name="P17">Je lui dis : Mais il est 20 ! Il me dit :</text:p>
      <text:p text:style-name="P17">- Alors vous l'avez encore raté .</text:p>
      <text:p text:style-name="P17">Alors je lui dis : C'est trop tard ! Il me dit :- Pour Sète oui, mais si ça vous dit d'aller à Troyes j'ai encore une place dans ma voiture.</text:p>
      <text:p text:style-name="P17">Je lui dis : qu'est ce que vous voulez que j'aille faire à Troyes ? Il me dit :</text:p>
      <text:p text:style-name="P17">- Prendre le car !</text:p>
      <text:p text:style-name="P17">Je lui dis : Pour où ? Il me dit :</text:p>
      <text:p text:style-name="P17">- Pour Caen !</text:p>
      <text:p text:style-name="P17">Je lui dis : Mais comment voulez vous que je vous dise quand si je ne sais pas où ? Il me dit :</text:p>
      <text:p text:style-name="P17">- Comment ! Vous ne savez pas où est Caen ?</text:p>
      <text:p text:style-name="P17">Je lui dis : mais si je sais où est Caen ! ça fait une demie heure que je vous dis que c'est dans le</text:p>
      <text:p text:style-name="P17">Calvados ! Que c'est là où je veux passer mes vacances, parce que je n'ai rien à y faire ! Il me dit :</text:p>
      <text:p text:style-name="P17">- Oh ! Ne criez pas, ne criez pas ! On va s'occuper de vous !</text:p>
      <text:p text:style-name="P17">Alors il a téléphoné au dépôt, mon vieux (regardant sa montre) à 22 le car était là, les flics m'ont</text:p>
      <text:p text:style-name="P17">emb<text:span text:style-name="T37">ar</text:span>qué à 3 et je suis arrivé au quart où j'ai passé la nuit ! Voilà mes vacances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8:00:38.526030344</meta:creation-date>
    <dc:date>2020-12-07T07:52:22.328377000</dc:date>
    <meta:editing-duration>PT2H11M34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1027" meta:character-count="4509" meta:non-whitespace-character-count="3525"/>
  </office:meta>
</office:document-meta>
</file>